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8.352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8.96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67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792cm" fo:break-before="auto" style:use-optimal-row-height="true"/>
    </style:style>
    <style:style style:name="ro10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 style:data-style-name="N111">
      <style:text-properties fo:font-size="15pt" style:font-size-asian="15pt" style:font-size-complex="15pt"/>
    </style:style>
    <style:style style:name="ce9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0" style:family="table-cell" style:parent-style-name="Default" style:data-style-name="N112">
      <style:text-properties fo:font-size="15pt" style:font-size-asian="15pt" style:font-size-complex="15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15" style:family="table-cell" style:parent-style-name="Default">
      <style:table-cell-properties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16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 style:data-style-name="N111">
      <style:text-properties fo:font-size="14pt" style:font-size-asian="14pt" style:font-size-complex="14pt"/>
    </style:style>
    <style:style style:name="ce20" style:family="table-cell" style:parent-style-name="Default" style:data-style-name="N112"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22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23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4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25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26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.n. (&quot;;MAX([.A3:.A51]);&quot;)&quot;)" office:value-type="string" office:string-value="s.n. (45)">
            <text:p>s.n. (45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/>
          <table:table-cell table:style-name="ce4" table:formula="of:=COUNTIF([.H3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 office:value-type="date" office:date-value="2021-03-09T17:19:45.11">
            <text:p>0309-1719</text:p>
          </table:table-cell>
          <table:table-cell table:formula="of:=NOW()" office:value-type="date" office:date-value="2021-03-10T15:32:08.06">
            <text:p>2021/3/10 15:32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/>
          <table:table-cell table:style-name="ce4" table:formula="of:=COUNTIF([.H4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 office:value-type="date" office:date-value="2021-03-09T17:19:45.11">
            <text:p>0309-1719</text:p>
          </table:table-cell>
          <table:table-cell table:formula="of:=NOW()" office:value-type="date" office:date-value="2021-03-10T15:32:08.06">
            <text:p>2021/3/10 15:32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/>
          <table:table-cell table:style-name="ce4" table:formula="of:=COUNTIF([.H5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/>
          <table:table-cell table:style-name="ce4" table:formula="of:=COUNTIF([.H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/>
          <table:table-cell table:style-name="ce4" table:formula="of:=COUNTIF([.H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/>
          <table:table-cell table:style-name="ce4" table:formula="of:=COUNTIF([.H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/>
          <table:table-cell table:style-name="ce4" table:formula="of:=COUNTIF([.H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/>
          <table:table-cell table:style-name="ce4" table:formula="of:=COUNTIF([.H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/>
          <table:table-cell table:style-name="ce4" table:formula="of:=COUNTIF([.H11];&quot;&gt;0&quot;)" office:value-type="float" office:value="0">
            <text:p>0</text:p>
          </table:table-cell>
          <table:table-cell table:style-name="ce3"/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/>
          <table:table-cell table:style-name="ce4" table:formula="of:=COUNTIF([.H12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/>
          <table:table-cell table:style-name="ce4" table:formula="of:=COUNTIF([.H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/>
          <table:table-cell table:style-name="ce4" table:formula="of:=COUNTIF([.H1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/>
          <table:table-cell table:style-name="ce4" table:formula="of:=COUNTIF([.H1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/>
          <table:table-cell table:style-name="ce4" table:formula="of:=COUNTIF([.H1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/>
          <table:table-cell table:style-name="ce4" table:formula="of:=COUNTIF([.H1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/>
          <table:table-cell table:style-name="ce3" table:formula="of:=COUNTIF([.H18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 office:value-type="date" office:date-value="2021-03-07T13:18:16.3">
            <text:p>0307-1318</text:p>
          </table:table-cell>
          <table:table-cell table:formula="of:=NOW()" office:value-type="date" office:date-value="2021-03-10T15:32:08.08">
            <text:p>2021/3/10 15:32</text:p>
          </table:table-cell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/>
          <table:table-cell table:style-name="ce4" table:formula="of:=COUNTIF([.H1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/>
          <table:table-cell table:style-name="ce4" table:formula="of:=COUNTIF([.H2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/>
          <table:table-cell table:style-name="ce4" table:formula="of:=COUNTIF([.H21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/>
          <table:table-cell table:style-name="ce4" table:formula="of:=COUNTIF([.H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/>
          <table:table-cell table:style-name="ce3" table:formula="of:=COUNTIF([.H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table:formula="of:=COUNTIF([.H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table:formula="of:=COUNTIF([.H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table:formula="of:=COUNTIF([.H26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 office:value-type="date" office:date-value="2021-03-07">
            <text:p>0307-0000</text:p>
          </table:table-cell>
          <table:table-cell table:formula="of:=TODAY()" office:value-type="date" office:date-value="2021-03-10">
            <text:p>3月10日</text:p>
          </table:table-cell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table:formula="of:=COUNTIF([.H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table:formula="of:=COUNTIF([.H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table:formula="of:=COUNTIF([.H29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table:formula="of:=COUNTIF([.H30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table:formula="of:=COUNTIF([.H33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table:formula="of:=COUNTIF([.H34];&quot;&gt;0&quot;)" office:value-type="float" office:value="0">
            <text:p>0</text:p>
          </table:table-cell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table:formula="of:=COUNTIF([.H35];&quot;&gt;0&quot;)" office:value-type="float" office:value="0">
            <text:p>0</text:p>
          </table:table-cell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table:formula="of:=COUNTIF([.H36];&quot;&gt;0&quot;)" office:value-type="float" office:value="0">
            <text:p>0</text:p>
          </table:table-cell>
          <table:table-cell table:style-name="ce7" office:value-type="date" office:date-value="2021-03-02T11:19:35.08">
            <text:p>0302 <text:s/>1119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table:formula="of:=COUNTIF([.H37];&quot;&gt;0&quot;)" office:value-type="float" office:value="0">
            <text:p>0</text:p>
          </table:table-cell>
          <table:table-cell table:style-name="ce7" office:value-type="date" office:date-value="2021-03-03T13:18:59.03">
            <text:p>0303 <text:s/>1318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table:formula="of:=COUNTIF([.H38];&quot;&gt;0&quot;)" office:value-type="float" office:value="0">
            <text:p>0</text:p>
          </table:table-cell>
          <table:table-cell table:style-name="ce7" office:value-type="date" office:date-value="2021-03-03T13:20:14.27">
            <text:p>0303 <text:s/>1320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table:formula="of:=COUNTIF([.H39];&quot;&gt;0&quot;)" office:value-type="float" office:value="0">
            <text:p>0</text:p>
          </table:table-cell>
          <table:table-cell table:style-name="ce7" office:value-type="date" office:date-value="2021-03-05T14:58:57.42">
            <text:p>0305 <text:s/>1458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5:32:08.11">
            <text:p>0310 <text:s/>1532</text:p>
          </table:table-cell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 table:formula="of:=COUNTIF([.H40];&quot;&gt;0&quot;)" office:value-type="float" office:value="0">
            <text:p>0</text:p>
          </table:table-cell>
          <table:table-cell table:style-name="ce7" office:value-type="date" office:date-value="2021-03-05T15:01:31.28">
            <text:p>0305 <text:s/>1501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5:32:08.11">
            <text:p>0310 <text:s/>1532</text:p>
          </table:table-cell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table:formula="of:=COUNTIF([.H41];&quot;&gt;0&quot;)" office:value-type="float" office:value="0">
            <text:p>0</text:p>
          </table:table-cell>
          <table:table-cell table:style-name="ce7" office:value-type="date" office:date-value="2021-03-05T15:03:45.13">
            <text:p>0305 <text:s/>1503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5:32:08.11">
            <text:p>0310 <text:s/>1532</text:p>
          </table:table-cell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table:formula="of:=COUNTIF([.H42];&quot;&gt;0&quot;)" office:value-type="float" office:value="0">
            <text:p>0</text:p>
          </table:table-cell>
          <table:table-cell table:style-name="ce7" office:value-type="date" office:date-value="2021-03-05T15:07:37.81">
            <text:p>0305 <text:s/>1507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5:32:08.11">
            <text:p>0310 <text:s/>1532</text:p>
          </table:table-cell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table:formula="of:=COUNTIF([.H43];&quot;&gt;0&quot;)" office:value-type="float" office:value="0">
            <text:p>0</text:p>
          </table:table-cell>
          <table:table-cell table:style-name="ce7" office:value-type="date" office:date-value="2021-03-06T17:34:09.26">
            <text:p>0306 <text:s/>1734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5:32:08.11">
            <text:p>0310 <text:s/>1532</text:p>
          </table:table-cell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table:formula="of:=COUNTIF([.H44];&quot;&gt;0&quot;)" office:value-type="float" office:value="1">
            <text:p>1</text:p>
          </table:table-cell>
          <table:table-cell table:style-name="ce7" office:value-type="date" office:date-value="2021-03-07T13:19:15.45">
            <text:p>0307 <text:s/>1319</text:p>
          </table:table-cell>
          <table:table-cell table:style-name="ce7"/>
          <table:table-cell/>
          <table:table-cell table:style-name="ce10" office:value-type="date" office:date-value="2021-03-07T13:28:35.27">
            <text:p>0307-1328</text:p>
          </table:table-cell>
          <table:table-cell table:style-name="ce8" table:formula="of:=NOW()" office:value-type="date" office:date-value="2021-03-10T15:32:08.11">
            <text:p>0310 <text:s/>1532</text:p>
          </table:table-cell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5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table:formula="of:=COUNTIF([.H45];&quot;&gt;0&quot;)" office:value-type="float" office:value="1">
            <text:p>1</text:p>
          </table:table-cell>
          <table:table-cell table:style-name="ce7" office:value-type="date" office:date-value="2021-03-08T12:33:59.68">
            <text:p>0308 <text:s/>1234</text:p>
          </table:table-cell>
          <table:table-cell table:style-name="ce7"/>
          <table:table-cell/>
          <table:table-cell table:style-name="ce10" office:value-type="date" office:date-value="2021-03-08T12:34:01.16">
            <text:p>0308-1234</text:p>
          </table:table-cell>
          <table:table-cell table:style-name="ce8" table:formula="of:=NOW()" office:value-type="date" office:date-value="2021-03-10T15:32:08.11">
            <text:p>0310 <text:s/>1532</text:p>
          </table:table-cell>
          <table:table-cell table:number-columns-repeated="1015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style-name="ce3"/>
          <table:table-cell table:style-name="ce3" table:formula="of:=COUNTIF([.H46];&quot;&gt;0&quot;)" office:value-type="float" office:value="0">
            <text:p>0</text:p>
          </table:table-cell>
          <table:table-cell table:style-name="ce7" office:value-type="date" office:date-value="2021-03-10T15:32:03.04">
            <text:p>0310 <text:s/>1532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5:32:05.91">
            <text:p>0310 <text:s/>1532</text:p>
          </table:table-cell>
          <table:table-cell table:number-columns-repeated="1015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string">
            <text:p>the code is very short. it is not enough.</text:p>
          </table:table-cell>
          <table:table-cell table:style-name="ce3"/>
          <table:table-cell table:style-name="ce3" table:formula="of:=COUNTIF([.H47];&quot;&gt;0&quot;)" office:value-type="float" office:value="0">
            <text:p>0</text:p>
          </table:table-cell>
          <table:table-cell table:style-name="ce7" office:value-type="date" office:date-value="2021-03-10T15:32:03.04">
            <text:p>0310 <text:s/>1532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10T15:32:05.91">
            <text:p>0310 <text:s/>1532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48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10T15:32:05.91">
            <text:p>0310 <text:s/>1532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49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10T15:32:05.91">
            <text:p>0310 <text:s/>1532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0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10T15:32:05.91">
            <text:p>0310 <text:s/>1532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1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10T15:32:05.91">
            <text:p>0310 <text:s/>1532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style-name="ce8" table:formula="of:=NOW()" office:value-type="date" office:date-value="2021-03-10T15:32:05.87">
            <text:p>0310 <text:s/>1532</text:p>
          </table:table-cell>
          <table:table-cell table:style-name="ce8" table:formula="of:=NOW()" office:value-type="date" office:date-value="2021-03-10T15:32:05.87">
            <text:p>0310 <text:s/>1532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4" office:value-type="string">
            <text:p>شنبه بود</text:p>
          </table:table-cell>
          <table:table-cell table:style-name="ce13" office:value-type="string">
            <text:p>shanbe buwt</text:p>
          </table:table-cell>
          <table:table-cell table:style-name="ce16" office:value-type="string">
            <text:p>it was saturday.</text:p>
          </table:table-cell>
          <table:table-cell table:style-name="ce16"/>
          <table:table-cell table:style-name="ce18" office:value-type="date" office:date-value="2021-03-07T14:01:02.15">
            <text:p>0307 <text:s/>1401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4" office:value-type="string">
            <text:p>در شب ، باران بسیار کمی می بارد.</text:p>
          </table:table-cell>
          <table:table-cell table:style-name="ce13" office:value-type="string">
            <text:p>daar[at / shaab[밤 / baaraan[비 / bas'yaar[대단히 / kyaamiy[조금 / miy[쏟아져~1 / baarad</text:p>
          </table:table-cell>
          <table:table-cell table:style-name="ce17" office:value-type="string">
            <text:p>in the evening, very little rain fall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6">
          <table:table-cell table:style-name="ce13"/>
          <table:table-cell table:style-name="ce15" office:value-type="string">
            <text:p>عصر ، وقتی بیرون می روم ، جاده خیس بود.</text:p>
          </table:table-cell>
          <table:table-cell table:style-name="ce13" office:value-type="string">
            <text:p>aasr[eveing / waqtiy[time / biyruwn[outside / mey[i-go~1 / ruwm / dhaade[road / xiys[wet</text:p>
          </table:table-cell>
          <table:table-cell table:style-name="ce16" office:value-type="string">
            <text:p>in the evening, when I go outside, the road was wet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0T15:32:07.84">
            <text:p>0310 <text:s/>1532</text:p>
          </table:table-cell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abic" table:style-name="ta1" table:print="false"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 office:value-type="string">
            <text:p>I went to the park in the evening.</text:p>
          </table:table-cell>
          <table:table-cell table:style-name="ce25" office:value-type="string">
            <text:p><text:span text:style-name="T1">ذهبت إلى الحديقة في المساء</text:span><text:span text:style-name="T2">.</text:span>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 office:value-type="string">
            <text:p>there are two cats in the park.</text:p>
          </table:table-cell>
          <table:table-cell table:style-name="ce25" office:value-type="string">
            <text:p><text:span text:style-name="T1">هناك قطتان في الحديقة</text:span><text:span text:style-name="T2">.</text:span>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2" office:value-type="string">
            <text:p>I ride bicycle to the park.</text:p>
          </table:table-cell>
          <table:table-cell table:style-name="ce26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0T15:32:07.84">
            <text:p>0310 <text:s/>1532</text:p>
          </table:table-cell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24"/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ussian" table:style-name="ta1" table:print="false">
        <table:table-column table:style-name="co1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 office:value-type="string">
            <text:p>у меня плохие зубы.</text:p>
          </table:table-cell>
          <table:table-cell table:style-name="ce13" office:value-type="string">
            <text:p>I have bad teeth.</text:p>
          </table:table-cell>
          <table:table-cell table:style-name="ce16" table:number-columns-repeated="2"/>
          <table:table-cell table:style-name="ce18" office:value-type="string">
            <text:p>20210305_150814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 office:value-type="string">
            <text:p>я сти'скиваю зубы.</text:p>
          </table:table-cell>
          <table:table-cell table:style-name="ce13" office:value-type="string">
            <text:p>I grit my teeth.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 office:value-type="string">
            <text:p>why do I have bad teeth?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28"/>
          <table:table-cell table:style-name="ce29"/>
          <table:table-cell table:style-name="ce13" office:value-type="string">
            <text:p>口の中に、血豆がある。そのことに、気づいた。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 office:value-type="date" office:date-value="2021-03-07T14:15:12.57">
            <text:p>0307-1415</text:p>
          </table:table-cell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 office:value-type="string">
            <text:p>вчера я кача'л нога'ми одну' за друго'й.</text:p>
          </table:table-cell>
          <table:table-cell table:style-name="ce13" office:value-type="string">
            <text:p>yesterday, i swung my legs, one by one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 office:value-type="string">
            <text:p>я занимаюсь гимнасти'кой.</text:p>
          </table:table-cell>
          <table:table-cell table:style-name="ce13" office:value-type="string">
            <text:p>i do gymnastics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0T15:32:07.84">
            <text:p>0310 <text:s/>1532</text:p>
          </table:table-cell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lska" table:style-name="ta1" table:print="false">
        <table:table-column table:style-name="co1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 office:value-type="string">
            <text:p>although I like curry, I do not eat it every day.</text:p>
          </table:table-cell>
          <table:table-cell table:style-name="ce29" office:value-type="string">
            <text:p>althou A, B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28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0T15:32:07.84">
            <text:p>0310 <text:s/>1532</text:p>
          </table:table-cell>
          <table:table-cell table:style-name="ce19" table:formula="of:=NOW()" office:value-type="date" office:date-value="2021-03-10T15:32:07.84">
            <text:p>0310 <text:s/>15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2021/03/10</text:date>, <text:time>15:32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10T15:32:07.77</dc:date>
    <dc:creator>iwabuchi ken</dc:creator>
    <meta:editing-duration>PT3H12M43S</meta:editing-duration>
    <meta:editing-cycles>28</meta:editing-cycles>
    <meta:generator>OpenOffice/4.1.3$Win32 OpenOffice.org_project/413m1$Build-9783</meta:generator>
    <meta:document-statistic meta:table-count="5" meta:cell-count="453" meta:object-count="0"/>
  </office:meta>
</office:document-meta>
</file>